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3.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5.1cm"/>
    </style:style>
    <style:style style:name="gr6" style:family="graphic" style:parent-style-name="standard">
      <style:graphic-properties draw:fill="gradient" draw:fill-color="#81d41a" draw:fill-gradient-name="gradient" draw:gradient-step-count="0" draw:textarea-horizontal-align="justify" draw:textarea-vertical-align="middle" draw:auto-grow-height="false" fo:min-height="1.35cm" fo:min-width="3.9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fill="gradient" draw:fill-color="#81d41a" draw:fill-gradient-name="gradient" draw:gradient-step-count="0" draw:textarea-horizontal-align="justify" draw:textarea-vertical-align="middle" draw:auto-grow-height="false" fo:min-height="1.35cm" fo:min-width="3.9cm"/>
    </style:style>
    <style:style style:name="gr9" style:family="graphic" style:parent-style-name="standard">
      <style:graphic-properties draw:stroke="none" svg:stroke-color="#000000" draw:fill="solid" draw:fill-color="#000000" draw:textarea-horizontal-align="center" draw:textarea-vertical-align="middle" fo:min-height="1.8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gradient" draw:fill-color="#81d41a" draw:fill-gradient-name="gradient" draw:gradient-step-count="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4cm" svg:height="2.4cm" svg:x="15.1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4cm" svg:height="2.4cm" svg:x="16.3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8cm" svg:x="15.5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0.001cm" svg:x="8.3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6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cm" svg:height="1.6cm" svg:x="9.5cm" svg:y="8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3cm" svg:height="2.1cm" svg:x="10.3cm" svg:y="8.6cm">
          <draw:text-box>
            <text:p>SQL</text:p>
          </draw:text-box>
        </draw:frame>
      </draw:page>
      <draw:page draw:name="page2" draw:style-name="dp1" draw:master-page-name="Default">
        <draw:path draw:style-name="gr1" draw:text-style-name="P1" draw:layer="layout" svg:width="5.599cm" svg:height="1.599cm" draw:transform="rotate (0.785398163397448) translate (9.81299423149112cm 11.1556349186104cm)" svg:viewBox="0 0 5600 1600" svg:d="M0 1600c0-533 0-1067 0-1600 1867 0 3733 0 5600 0 0 533 0 1067 0 1600-1867 0-3733 0-5600 0z">
          <text:p/>
        </draw:path>
        <draw:path draw:style-name="gr2" draw:text-style-name="P1" draw:layer="layout" svg:width="0.399cm" svg:height="2.399cm" draw:transform="rotate (0.785398163397448) translate (13.4899494936612cm 6.91299423149112cm)" svg:viewBox="0 0 400 2400" svg:d="M0 2400c0-800 0-1600 0-2400 133 0 267 0 400 0 0 800 0 1600 0 2400-133 0-267 0-400 0z">
          <text:p/>
        </draw:path>
        <draw:path draw:style-name="gr2" draw:text-style-name="P1" draw:layer="layout" svg:width="0.399cm" svg:height="2.399cm" draw:transform="rotate (0.785398163397448) translate (14.338477631085cm 6.06446609406726cm)" svg:viewBox="0 0 400 2400" svg:d="M0 2400c0-800 0-1600 0-2400 133 0 267 0 400 0 0 800 0 1600 0 2400-133 0-267 0-400 0z">
          <text:p/>
        </draw:path>
        <draw:path draw:style-name="gr3" draw:text-style-name="P1" draw:layer="layout" svg:width="0.799cm" svg:height="0.799cm" draw:transform="rotate (0.785398163397448) translate (14.338477631085cm 7.19583694396574cm)" svg:viewBox="0 0 800 800" svg:d="M0 800c0-267 0-533 0-800 267 0 533 0 800 0 0 267 0 533 0 800-267 0-533 0-800 0z">
          <text:p/>
        </draw:path>
        <draw:path draw:style-name="gr4" draw:text-style-name="P1" draw:layer="layout" svg:width="3.799cm" svg:height="0cm" draw:transform="rotate (0.785398163397448) translate (9.52944441223531cm 12.5691413742023cm)" svg:viewBox="0 0 3800 1" svg:d="M0 1v-1c1267 0 2533 0 3800 0v1c-1267 0-2533 0-3800 0z">
          <text:p/>
        </draw:path>
        <draw:path draw:style-name="gr5" draw:text-style-name="P2" draw:layer="layout" svg:width="5.599cm" svg:height="1.599cm" draw:transform="rotate (0.785398163397448) translate (9.81299423149112cm 11.1556349186104cm)" svg:viewBox="0 0 5600 1600" svg:d="M0 1600c0-533 0-1067 0-1600 1867 0 3733 0 5600 0 0 533 0 1067 0 1600-1867 0-3733 0-5600 0z">
          <text:p/>
        </draw:path>
        <draw:path draw:style-name="gr8" draw:text-style-name="P3" draw:layer="layout" svg:width="4.399cm" svg:height="1.599cm" draw:transform="rotate (0.785398163397448) translate (9.81299423149112cm 11.1556349186104cm)" svg:viewBox="0 0 4400 1600" svg:d="M0 1600c0-533 0-1067 0-1600 1467 0 2933 0 4400 0 0 533 0 1067 0 1600-1467 0-2933 0-4400 0z">
          <text:p/>
        </draw:path>
        <draw:g>
          <draw:path draw:style-name="gr9" draw:text-style-name="P5" draw:layer="layout" svg:width="0.732cm" svg:height="0.834cm" draw:transform="rotate (0.785398163397448) translate (10.8262782489314cm 10.6288403666264cm)" svg:viewBox="0 0 733 835" svg:d="M0 554l237-15c5 39 16 68 32 88 25 33 62 49 110 49 36 0 64-8 83-25s29-36 29-58c0-21-9-40-28-56-18-17-61-32-128-47-110-25-188-57-234-98-47-41-71-93-71-156 0-41 12-81 36-117 24-37 60-66 109-87 48-21 115-32 199-32 103 0 182 19 236 57 54 39 87 100 97 183l-235 14c-6-36-19-63-40-79-20-17-47-25-83-25-29 0-51 6-66 18-15 13-22 28-22 45 0 13 6 25 18 35 12 11 40 21 84 30 109 23 187 47 235 71 47 24 81 54 103 90 21 35 32 75 32 119 0 52-14 100-43 144-29 43-69 77-120 99-52 23-116 34-195 34-137 0-232-26-285-79s-83-121-90-202z">
            <text:p/>
          </draw:path>
          <draw:path draw:style-name="gr9" draw:text-style-name="P5" draw:layer="layout" svg:width="0.867cm" svg:height="0.911cm" draw:transform="rotate (0.785398163397448) translate (11.4096413434103cm 10.0454772721475cm)" svg:viewBox="0 0 868 912" svg:d="M749 703c31 22 51 35 61 41 14 8 34 17 58 28l-70 140c-35-17-69-37-103-60-35-24-59-41-72-53-55 24-124 36-207 36-123 0-220-32-290-96-84-75-126-182-126-319 0-133 37-236 110-310 73-73 176-110 307-110 134 0 238 36 311 108s109 175 109 309c0 119-29 215-88 286zM557 575c20-35 30-88 30-159 0-82-15-140-45-175-31-35-72-52-125-52-50 0-90 18-121 53-31 36-46 92-46 167 0 88 15 150 45 186 30 35 71 53 124 53 17 0 33-2 48-5-21-20-54-39-99-57l39-90c22 4 39 9 51 15 13 6 36 21 72 46 8 6 17 12 27 18z">
            <text:p/>
          </draw:path>
          <draw:path draw:style-name="gr9" draw:text-style-name="P5" draw:layer="layout" svg:width="0.637cm" svg:height="0.806cm" draw:transform="rotate (0.785398163397448) translate (12.1068486296603cm 9.36806897577081cm)" svg:viewBox="0 0 638 807" svg:d="M0 0c83 0 167 0 250 0 0 203 0 405 0 608 129 0 259 0 388 0 0 66 0 133 0 199-213 0-425 0-638 0 0-269 0-538 0-80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e8f2a1" draw:end-color="#81d41a" draw:start-intensity="100%" draw:end-intensity="100%" draw:angle="1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5cm" svg:stroke-color="#000000" draw:marker-start-width="0.58cm" draw:marker-start-center="false" draw:marker-end-width="0.58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 Black" fo:font-family="'Arial Black'" style:font-style-name="Regular" style:font-family-generic="swiss" style:font-pitch="variable" fo:font-size="32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6:32:58.104000000</meta:creation-date>
    <dc:date>2019-10-17T16:46:48.814000000</dc:date>
    <meta:editing-duration>PT13M49S</meta:editing-duration>
    <meta:editing-cycles>3</meta:editing-cycles>
    <meta:generator>LibreOffice/6.2.6.2$Windows_X86_64 LibreOffice_project/684e730861356e74889dfe6dbddd3562aae2e6ad</meta:generator>
    <meta:document-statistic meta:object-count="19"/>
  </office:meta>
</office:document-meta>
</file>